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260433" officeooo:paragraph-rsid="00260433" style:font-weight-asian="bold" style:font-weight-complex="bold"/>
    </style:style>
    <style:style style:name="P2" style:family="paragraph" style:parent-style-name="Standard">
      <style:text-properties style:text-underline-style="solid" style:text-underline-width="auto" style:text-underline-color="font-color" fo:font-weight="bold" officeooo:rsid="0026836a" officeooo:paragraph-rsid="0026836a" style:font-weight-asian="bold" style:font-weight-complex="bold"/>
    </style:style>
    <style:style style:name="P3" style:family="paragraph" style:parent-style-name="Standard">
      <style:text-properties officeooo:paragraph-rsid="001f9ccb"/>
    </style:style>
    <style:style style:name="P4" style:family="paragraph" style:parent-style-name="Standard">
      <style:text-properties officeooo:paragraph-rsid="00244f35"/>
    </style:style>
    <style:style style:name="P5" style:family="paragraph" style:parent-style-name="Standard">
      <style:text-properties officeooo:paragraph-rsid="00260433"/>
    </style:style>
    <style:style style:name="P6" style:family="paragraph" style:parent-style-name="Standard">
      <style:text-properties officeooo:paragraph-rsid="0026836a"/>
    </style:style>
    <style:style style:name="T1" style:family="text">
      <style:text-properties fo:font-weight="normal" style:font-weight-asian="normal" style:font-weight-complex="normal"/>
    </style:style>
    <style:style style:name="T2" style:family="text">
      <style:text-properties style:text-underline-style="none" fo:font-weight="normal" officeooo:rsid="001d0fa1" style:font-weight-asian="normal" style:font-weight-complex="normal"/>
    </style:style>
    <style:style style:name="T3" style:family="text">
      <style:text-properties style:text-underline-style="none" fo:font-weight="normal" officeooo:rsid="0025df75" style:font-weight-asian="normal" style:font-weight-complex="normal"/>
    </style:style>
    <style:style style:name="T4" style:family="text">
      <style:text-properties fo:language="en" fo:country="US"/>
    </style:style>
    <style:style style:name="T5" style:family="text">
      <style:text-properties fo:language="en" fo:country="US" style:text-underline-style="solid" style:text-underline-width="auto" style:text-underline-color="font-color" fo:font-weight="bold" style:font-weight-asian="bold" style:font-weight-complex="bold"/>
    </style:style>
    <style:style style:name="T6" style:family="text">
      <style:text-properties fo:language="en" fo:country="US" style:text-underline-style="solid" style:text-underline-width="auto" style:text-underline-color="font-color" fo:font-weight="bold" officeooo:rsid="0019fc37" style:font-weight-asian="bold" style:font-weight-complex="bold"/>
    </style:style>
    <style:style style:name="T7" style:family="text">
      <style:text-properties fo:language="en" fo:country="US" style:text-underline-style="solid" style:text-underline-width="auto" style:text-underline-color="font-color" fo:font-weight="bold" officeooo:rsid="0021193e" style:font-weight-asian="bold" style:font-weight-complex="bold"/>
    </style:style>
    <style:style style:name="T8" style:family="text">
      <style:text-properties fo:language="en" fo:country="US" style:text-underline-style="solid" style:text-underline-width="auto" style:text-underline-color="font-color" fo:font-weight="bold" officeooo:rsid="00244f35" style:font-weight-asian="bold" style:font-weight-complex="bold"/>
    </style:style>
    <style:style style:name="T9" style:family="text">
      <style:text-properties fo:language="en" fo:country="US" style:text-underline-style="solid" style:text-underline-width="auto" style:text-underline-color="font-color" fo:font-weight="bold" officeooo:rsid="0025e084" style:font-weight-asian="bold" style:font-weight-complex="bold"/>
    </style:style>
    <style:style style:name="T10" style:family="text">
      <style:text-properties fo:language="en" fo:country="US" style:text-underline-style="solid" style:text-underline-width="auto" style:text-underline-color="font-color" fo:font-weight="bold" officeooo:rsid="0026836a" style:font-weight-asian="bold" style:font-weight-complex="bold"/>
    </style:style>
    <style:style style:name="T11" style:family="text">
      <style:text-properties fo:language="en" fo:country="US" style:text-underline-style="solid" style:text-underline-width="auto" style:text-underline-color="font-color" fo:font-weight="bold" officeooo:rsid="00260433" style:font-weight-asian="bold" style:font-weight-complex="bold"/>
    </style:style>
    <style:style style:name="T12" style:family="text">
      <style:text-properties fo:language="en" fo:country="US" style:text-underline-style="none" fo:font-weight="bold" style:font-weight-asian="bold" style:font-weight-complex="bold"/>
    </style:style>
    <style:style style:name="T13" style:family="text">
      <style:text-properties fo:language="en" fo:country="US" style:text-underline-style="none" fo:font-weight="normal" style:font-weight-asian="normal" style:font-weight-complex="normal"/>
    </style:style>
    <style:style style:name="T14" style:family="text">
      <style:text-properties fo:language="en" fo:country="US" style:text-underline-style="none" fo:font-weight="normal" officeooo:rsid="001d0179" style:font-weight-asian="normal" style:font-weight-complex="normal"/>
    </style:style>
    <style:style style:name="T15" style:family="text">
      <style:text-properties fo:language="en" fo:country="US" style:text-underline-style="none" fo:font-weight="normal" officeooo:rsid="001d0fa1" style:font-weight-asian="normal" style:font-weight-complex="normal"/>
    </style:style>
    <style:style style:name="T16" style:family="text">
      <style:text-properties fo:language="en" fo:country="US" style:text-underline-style="none" fo:font-weight="normal" officeooo:rsid="001dc424" style:font-weight-asian="normal" style:font-weight-complex="normal"/>
    </style:style>
    <style:style style:name="T17" style:family="text">
      <style:text-properties fo:language="en" fo:country="US" style:text-underline-style="none" fo:font-weight="normal" officeooo:rsid="001ee91f" style:font-weight-asian="normal" style:font-weight-complex="normal"/>
    </style:style>
    <style:style style:name="T18" style:family="text">
      <style:text-properties fo:language="en" fo:country="US" style:text-underline-style="none" fo:font-weight="normal" officeooo:rsid="001f9ccb" style:font-weight-asian="normal" style:font-weight-complex="normal"/>
    </style:style>
    <style:style style:name="T19" style:family="text">
      <style:text-properties fo:language="en" fo:country="US" style:text-underline-style="none" fo:font-weight="normal" officeooo:rsid="0021193e" style:font-weight-asian="normal" style:font-weight-complex="normal"/>
    </style:style>
    <style:style style:name="T20" style:family="text">
      <style:text-properties fo:language="en" fo:country="US" style:text-underline-style="none" fo:font-weight="normal" officeooo:rsid="0022c99d" style:font-weight-asian="normal" style:font-weight-complex="normal"/>
    </style:style>
    <style:style style:name="T21" style:family="text">
      <style:text-properties fo:language="en" fo:country="US" style:text-underline-style="none" fo:font-weight="normal" officeooo:rsid="00244f35" style:font-weight-asian="normal" style:font-weight-complex="normal"/>
    </style:style>
    <style:style style:name="T22" style:family="text">
      <style:text-properties fo:language="en" fo:country="US" style:text-underline-style="none" fo:font-weight="normal" officeooo:rsid="0024f9ee" style:font-weight-asian="normal" style:font-weight-complex="normal"/>
    </style:style>
    <style:style style:name="T23" style:family="text">
      <style:text-properties fo:language="en" fo:country="US" style:text-underline-style="none" fo:font-weight="normal" officeooo:rsid="0025df75" style:font-weight-asian="normal" style:font-weight-complex="normal"/>
    </style:style>
    <style:style style:name="T24" style:family="text">
      <style:text-properties fo:language="en" fo:country="US" style:text-underline-style="none" fo:font-weight="normal" officeooo:rsid="0025e084" style:font-weight-asian="normal" style:font-weight-complex="normal"/>
    </style:style>
    <style:style style:name="T25" style:family="text">
      <style:text-properties fo:language="en" fo:country="US" style:text-underline-style="none" fo:font-weight="normal" officeooo:rsid="00260433" style:font-weight-asian="normal" style:font-weight-complex="normal"/>
    </style:style>
    <style:style style:name="T26" style:family="text">
      <style:text-properties fo:language="en" fo:country="US" style:text-underline-style="none" fo:font-weight="normal" officeooo:rsid="0026836a" style:font-weight-asian="normal" style:font-weight-complex="normal"/>
    </style:style>
    <style:style style:name="T27" style:family="text">
      <style:text-properties fo:language="en" fo:country="US" style:text-underline-style="none" officeooo:rsid="0025e084"/>
    </style:style>
    <style:style style:name="T28" style:family="text">
      <style:text-properties fo:language="en" fo:country="US" style:text-underline-style="none" officeooo:rsid="0026836a"/>
    </style:style>
    <style:style style:name="T29" style:family="text">
      <style:text-properties fo:language="en" fo:country="US" style:text-underline-style="none" officeooo:rsid="00260433"/>
    </style:style>
    <style:style style:name="T30" style:family="text">
      <style:text-properties fo:language="en" fo:country="US" officeooo:rsid="0025e084"/>
    </style:style>
    <style:style style:name="T31" style:family="text">
      <style:text-properties fo:language="en" fo:country="US" officeooo:rsid="0026836a"/>
    </style:style>
    <style:style style:name="T32" style:family="text">
      <style:text-properties fo:language="en" fo:country="US" officeooo:rsid="00260433"/>
    </style:style>
    <style:style style:name="T33" style:family="text">
      <style:text-properties fo:language="nb" fo:country="NO" style:text-underline-style="none" fo:font-weight="normal" officeooo:rsid="001f9ccb" style:font-weight-asian="normal" style:font-weight-complex="normal"/>
    </style:style>
    <style:style style:name="T34" style:family="text">
      <style:text-properties officeooo:rsid="002683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1: Run the program produced by compiling pthread </text:span><text:span text:style-name="T6">test</text:span><text:span text:style-name="T5">.c. What is expected output of the program? <text:s/>Explain the output.</text:span><text:span text:style-name="T12"><text:line-break/></text:span><text:span text:style-name="T14">The expected output is 10 threads being created </text:span><text:span text:style-name="T15">inside a loop, a message being printed out informing that thread number X has been created from the main() </text:span><text:span text:style-name="T14">and a function being called for each thread creation where the function prints out a message containing the thread id </text:span><text:span text:style-name="T20">(fake/self created id and not the actual thread id)</text:span><text:span text:style-name="T14"> </text:span><text:span text:style-name="T16">and terminating the thread with pthread_exit</text:span><text:span text:style-name="T14">. </text:span><text:span text:style-name="T15">If the thread creation fails an error message should be printed out. Lastly the thread </text:span><text:span text:style-name="T23">(which in this case is the main thread)</text:span><text:span text:style-name="T15"> should be terminated </text:span><text:span text:style-name="T2">with pthread_exi</text:span><text:span text:style-name="T3">t</text:span><text:span text:style-name="T2">. <text:line-break/></text:span><text:span text:style-name="T15">ret = pthread_create(&amp;threads[i], NULL, PrintMessage, (void *)i); this is the part where the thread is created. The first argument </text:span><text:span text:style-name="T16">is </text:span><text:span text:style-name="T17">referring to the address of the threads, which is a pthread_t variable, and we have [i] because we have multiple threads since they're being created inside the loop. The second argument is NULL, meaning that the thread attributes are set to default values. PrintMessage is a function call to the function, and here it is important to note that it should be a pointer to a void function; the function either has to have * in front of it's name at the time of creation, or it has to be called like (void*)PrintMessage </text:span><text:span text:style-name="T18">to typecast. The last argument casts the variable </text:span><text:span text:style-name="T33">i t</text:span><text:span text:style-name="T18">o (void*) because this is the only datatype accepted, but it can also be a nullpointer if the function doesn't require parameters.</text:span></text:p>
      <text:p text:style-name="P3"><text:span text:style-name="T19"/></text:p>
      <text:p text:style-name="P4"><text:span text:style-name="T8">2</text:span><text:span text:style-name="T7">: Explain the output. How the output of this program is different from that of Exercise 1.</text:span></text:p>
      <text:p text:style-name="P4"><text:span text:style-name="T19">T</text:span><text:span text:style-name="T21">he only </text:span><text:span text:style-name="T24">two </text:span><text:span text:style-name="T21">differences in the code is that the function sleeps for 2 seconds before executing </text:span><text:span text:style-name="T22">which in this case is exiting the function</text:span><text:span text:style-name="T21">, instead of terminating the thread right in the first task. </text:span><text:span text:style-name="T23">pthread_exit can be omitted from the function because </text:span><text:span text:style-name="T24">returning from the function</text:span><text:span text:style-name="T21"> of the thread performs an implicit call to pthread_exit(), </text:span><text:span text:style-name="T24">and it's</text:span><text:span text:style-name="T21"> called </text:span><text:span text:style-name="T24">regardless of</text:span><text:span text:style-name="T21"> how you terminate your thread. </text:span><text:span text:style-name="T24">It's also</text:span><text:span text:style-name="T21"> responsible for thread's cleanup.<text:line-break/></text:span><text:span text:style-name="T22">The other difference is that pthread_join is added at the end of the loop to join the caller thread (main in this case) with the threads created; this is done to make sure that the caller thread waits for </text:span><text:span text:style-name="T23">each and all of</text:span><text:span text:style-name="T22"> the joined threads to </text:span><text:span text:style-name="T23">terminate</text:span><text:span text:style-name="T22"> before </text:span><text:span text:style-name="T23">continuing executing</text:span><text:span text:style-name="T22">.<text:line-break/></text:span><text:span text:style-name="T24">The output is different because sleep and join makes sure that the the threads and the corresponding function calls are created and executed in order, instead of the inconsistencies of task one where we first have two thread creations before the first function call, and end with two consecutive function calls.</text:span></text:p>
      <text:p text:style-name="P4"><text:span text:style-name="T24"/></text:p>
      <text:p text:style-name="P1"><text:span text:style-name="T30">3.</text:span><text:span text:style-name="T4">2 What is the output of the program? Does it match with the expected output of the program?</text:span></text:p>
      <text:p text:style-name="P5"><text:span text:style-name="T25">Expected to print I am thread one from function 1 after creation of the first thread, I am thread 2 after the creation of the second thread and finally I am thread zero from the main thread before returning 0. The output is just I am thread zero and return 0 because the main thread is not joined with t1 and t2 and doesn't wait for them to be finished before executing its own code.</text:span></text:p>
      <text:p text:style-name="P5"><text:span text:style-name="T25"/></text:p>
      <text:p text:style-name="P6"><text:span text:style-name="T9">3.</text:span><text:span text:style-name="T10">3</text:span><text:span text:style-name="T11"> What is the output of the program? Does it match with the expected output of the program?</text:span></text:p>
      <text:p text:style-name="P2"><text:span text:style-name="T25">E</text:span><text:span text:style-name="T13">ach thread starting after it's creation and returning before the creation of another one. Yes, it matches the expected output thanks to pthread_join inside the loop.</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nb" fo:country="N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1pt" fo:language="nb" fo:country="N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4T23:29:32.947755404</meta:creation-date>
    <meta:generator>LibreOffice/6.4.6.2$Linux_X86_64 LibreOffice_project/40$Build-2</meta:generator>
    <meta:editing-duration>PT14M49S</meta:editing-duration>
    <meta:editing-cycles>5</meta:editing-cycles>
    <dc:date>2020-10-05T02:31:23.893419368</dc:date>
    <meta:document-statistic meta:table-count="0" meta:image-count="0" meta:object-count="0" meta:page-count="1" meta:paragraph-count="7" meta:word-count="581" meta:character-count="3354" meta:non-whitespace-character-count="2778"/>
  </office:meta>
</office:document-meta>
</file>